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3cm" svg:stroke-color="#2300dc" draw:marker-start-width="0.356cm" draw:marker-end="Arrowheads_20_11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2" style:family="graphic" style:parent-style-name="standard">
      <style:graphic-properties draw:stroke="solid" svg:stroke-width="0.13cm" svg:stroke-color="#2300dc" draw:marker-start-width="0.356cm" draw:marker-end="Arrowheads_20_1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3" style:family="graphic" style:parent-style-name="standard">
      <style:graphic-properties draw:stroke="solid" svg:stroke-width="0.159cm" svg:stroke-color="#000000" draw:marker-end="Arrowheads_20_1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106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9cm" fo:min-width="0.662cm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fo:min-height="1.095cm"/>
    </style:style>
    <style:style style:name="gr7" style:family="graphic" style:parent-style-name="standard">
      <style:graphic-properties draw:stroke="solid" svg:stroke-width="0.159cm" svg:stroke-color="#000000" draw:marker-end="Arrowheads_20_1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text:enable-numbering="false" fo:margin-left="0cm" fo:margin-right="0cm" fo:line-height="93%" fo:text-indent="0cm" style:punctuation-wrap="hanging" style:line-break="strict" style:writing-mode="lr-tb"/>
      <style:text-properties fo:font-style="italic" style:font-style-asian="italic" style:font-style-complex="italic"/>
    </style:style>
    <style:style style:name="P3" style:family="paragraph">
      <style:paragraph-properties fo:line-height="92%"/>
    </style:style>
    <style:style style:name="P4" style:family="paragraph">
      <style:paragraph-properties fo:line-height="92%"/>
      <style:text-properties fo:font-family="'Times New Roman'" style:font-family-generic="roman" style:font-pitch="variable" fo:font-size="28pt" fo:font-style="italic" style:font-family-asian="'Times New Roman'" style:font-family-generic-asian="roman" style:font-pitch-asian="variable" style:font-size-asian="28pt" style:font-style-asian="italic" style:font-family-complex="'Times New Roman'" style:font-family-generic-complex="roman" style:font-pitch-complex="variable" style:font-size-complex="15.8999996185303pt" style:font-style-complex="italic"/>
    </style:style>
    <style:style style:name="T1" style:family="text">
      <style:text-properties style:use-window-font-color="true" style:text-outline="false" style:text-line-through-style="none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-33% 58%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84cm" svg:y1="9.89cm" svg:x2="14.008cm" svg:y2="5.876cm">
          <text:p/>
        </draw:line>
        <draw:line draw:style-name="gr2" draw:text-style-name="P1" draw:layer="layout" svg:x1="3.347cm" svg:y1="2.084cm" svg:x2="5.918cm" svg:y2="10.056cm">
          <text:p/>
        </draw:line>
        <draw:line draw:style-name="gr3" draw:text-style-name="P1" draw:layer="layout" svg:x1="1.805cm" svg:y1="9.989cm" svg:x2="24.453cm" svg:y2="9.993cm">
          <text:p/>
        </draw:line>
        <draw:line draw:style-name="gr4" draw:text-style-name="P1" draw:layer="layout" svg:x1="14.248cm" svg:y1="5.064cm" svg:x2="14.252cm" svg:y2="6.758cm">
          <text:p/>
        </draw:line>
        <draw:line draw:style-name="gr4" draw:text-style-name="P1" draw:layer="layout" svg:x1="14.218cm" svg:y1="1.052cm" svg:x2="14.223cm" svg:y2="2.746cm">
          <text:p/>
        </draw:line>
        <draw:line draw:style-name="gr4" draw:text-style-name="P1" draw:layer="layout" svg:x1="8.695cm" svg:y1="9.186cm" svg:x2="8.699cm" svg:y2="10.88cm">
          <text:p/>
        </draw:line>
        <draw:custom-shape draw:style-name="gr5" draw:text-style-name="P2" draw:layer="layout" svg:width="1.164cm" svg:height="1.211cm" svg:x="12.224cm" svg:y="10.515cm">
          <text:p/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1.488cm" svg:height="1.58cm" svg:x="0.478cm" svg:y="8.988cm">
          <draw:text-box>
            <text:p text:style-name="P3"><text:span text:style-name="T1">p</text:span><text:span text:style-name="T2">3</text:span></text:p>
          </draw:text-box>
        </draw:frame>
        <draw:frame draw:style-name="gr6" draw:text-style-name="P4" draw:layer="layout" svg:width="1.488cm" svg:height="1.58cm" svg:x="0.458cm" svg:y="4.98cm">
          <draw:text-box>
            <text:p text:style-name="P3"><text:span text:style-name="T1">p</text:span><text:span text:style-name="T2">2</text:span></text:p>
          </draw:text-box>
        </draw:frame>
        <draw:frame draw:style-name="gr6" draw:text-style-name="P4" draw:layer="layout" svg:width="1.488cm" svg:height="1.58cm" svg:x="0.358cm" svg:y="0.991cm">
          <draw:text-box>
            <text:p text:style-name="P3"><text:span text:style-name="T1">p</text:span><text:span text:style-name="T2">1</text:span></text:p>
          </draw:text-box>
        </draw:frame>
        <draw:line draw:style-name="gr1" draw:text-style-name="P1" draw:layer="layout" svg:x1="5.752cm" svg:y1="5.939cm" svg:x2="8.153cm" svg:y2="10.035cm">
          <text:p/>
        </draw:line>
        <draw:line draw:style-name="gr1" draw:text-style-name="P1" draw:layer="layout" svg:x1="3.311cm" svg:y1="1.987cm" svg:x2="5.483cm" svg:y2="5.856cm">
          <text:p/>
        </draw:line>
        <draw:line draw:style-name="gr7" draw:text-style-name="P1" draw:layer="layout" svg:x1="1.805cm" svg:y1="5.921cm" svg:x2="24.453cm" svg:y2="5.925cm">
          <text:p/>
        </draw:line>
        <draw:line draw:style-name="gr7" draw:text-style-name="P1" draw:layer="layout" svg:x1="1.805cm" svg:y1="1.921cm" svg:x2="24.453cm" svg:y2="1.925cm">
          <text:p/>
        </draw:line>
        <draw:line draw:style-name="gr1" draw:text-style-name="P1" draw:layer="layout" svg:x1="5.525cm" svg:y1="5.752cm" svg:x2="8.442cm" svg:y2="1.904cm">
          <text:p/>
        </draw:line>
        <draw:line draw:style-name="gr1" draw:text-style-name="P1" draw:layer="layout" svg:x1="6.021cm" svg:y1="9.89cm" svg:x2="13.967cm" svg:y2="1.9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0" draw:display-name="Arrowheads 10" svg:viewBox="0 0 477 477" svg:d="m238 0 239 477h-477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477 477" svg:d="m238 0 239 477h-477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_7e_LT_7e_Gliederung_20_1" style:display-name="template~LT~Gliederung 1" style:family="graphic">
      <style:paragraph-properties fo:margin-left="0cm" fo:margin-right="0cm" fo:margin-top="1.307cm" fo:margin-bottom="0cm" style:line-height-at-least="2.88cm" fo:text-align="start" fo:text-indent="0cm" style:text-autospace="none">
        <style:tab-stops>
          <style:tab-stop style:position="0.342cm"/>
          <style:tab-stop style:position="2.542cm"/>
          <style:tab-stop style:position="4.741cm"/>
          <style:tab-stop style:position="6.944cm"/>
          <style:tab-stop style:position="9.148cm"/>
          <style:tab-stop style:position="11.347cm"/>
          <style:tab-stop style:position="13.55cm"/>
          <style:tab-stop style:position="15.75cm"/>
          <style:tab-stop style:position="17.953cm"/>
          <style:tab-stop style:position="20.152cm"/>
          <style:tab-stop style:position="22.356cm"/>
          <style:tab-stop style:position="24.555cm"/>
          <style:tab-stop style:position="26.756cm"/>
          <style:tab-stop style:position="28.958cm"/>
          <style:tab-stop style:position="31.159cm"/>
          <style:tab-stop style:position="33.359cm"/>
          <style:tab-stop style:position="35.562cm"/>
          <style:tab-stop style:position="37.761cm"/>
          <style:tab-stop style:position="39.964cm"/>
          <style:tab-stop style:position="42.164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2" style:display-name="template~LT~Gliederung 2" style:family="graphic">
      <style:paragraph-properties fo:margin-left="0cm" fo:margin-right="0cm" fo:margin-top="0.716cm" fo:margin-bottom="0cm" fo:line-height="117%" fo:text-align="start" fo:text-indent="0cm" style:text-autospace="none">
        <style:tab-stops>
          <style:tab-stop style:position="1.944cm"/>
          <style:tab-stop style:position="4.145cm"/>
          <style:tab-stop style:position="6.346cm"/>
          <style:tab-stop style:position="8.546cm"/>
          <style:tab-stop style:position="10.749cm"/>
          <style:tab-stop style:position="12.949cm"/>
          <style:tab-stop style:position="15.152cm"/>
          <style:tab-stop style:position="17.351cm"/>
          <style:tab-stop style:position="19.554cm"/>
          <style:tab-stop style:position="21.754cm"/>
          <style:tab-stop style:position="23.954cm"/>
          <style:tab-stop style:position="26.157cm"/>
          <style:tab-stop style:position="28.36cm"/>
          <style:tab-stop style:position="30.559cm"/>
          <style:tab-stop style:position="32.762cm"/>
          <style:tab-stop style:position="34.962cm"/>
          <style:tab-stop style:position="37.165cm"/>
          <style:tab-stop style:position="39.365cm"/>
          <style:tab-stop style:position="41.568cm"/>
          <style:tab-stop style:position="43.76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3" style:display-name="template~LT~Gliederung 3" style:family="graphic">
      <style:paragraph-properties fo:margin-left="0cm" fo:margin-right="0cm" fo:margin-top="0.342cm" fo:margin-bottom="0cm" fo:line-height="117%" fo:text-align="start" fo:text-indent="0cm" style:text-autospace="none">
        <style:tab-stops>
          <style:tab-stop style:position="2.085cm"/>
          <style:tab-stop style:position="4.284cm"/>
          <style:tab-stop style:position="6.488cm"/>
          <style:tab-stop style:position="8.687cm"/>
          <style:tab-stop style:position="10.89cm"/>
          <style:tab-stop style:position="13.09cm"/>
          <style:tab-stop style:position="15.293cm"/>
          <style:tab-stop style:position="17.492cm"/>
          <style:tab-stop style:position="19.694cm"/>
          <style:tab-stop style:position="21.893cm"/>
          <style:tab-stop style:position="24.096cm"/>
          <style:tab-stop style:position="26.296cm"/>
          <style:tab-stop style:position="28.499cm"/>
          <style:tab-stop style:position="30.699cm"/>
          <style:tab-stop style:position="32.902cm"/>
          <style:tab-stop style:position="35.101cm"/>
          <style:tab-stop style:position="37.304cm"/>
          <style:tab-stop style:position="39.504cm"/>
          <style:tab-stop style:position="41.704cm"/>
          <style:tab-stop style:position="43.90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4" style:display-name="template~LT~Gliederung 4" style:family="graphic">
      <style:paragraph-properties fo:margin-left="0cm" fo:margin-right="0cm" fo:margin-top="0.28cm" fo:margin-bottom="0cm" fo:line-height="117%" fo:text-align="start" fo:text-indent="0cm" style:text-autospace="none">
        <style:tab-stops>
          <style:tab-stop style:position="0.037cm"/>
          <style:tab-stop style:position="2.24cm"/>
          <style:tab-stop style:position="4.44cm"/>
          <style:tab-stop style:position="6.639cm"/>
          <style:tab-stop style:position="8.842cm"/>
          <style:tab-stop style:position="11.045cm"/>
          <style:tab-stop style:position="13.245cm"/>
          <style:tab-stop style:position="15.448cm"/>
          <style:tab-stop style:position="17.648cm"/>
          <style:tab-stop style:position="19.851cm"/>
          <style:tab-stop style:position="22.05cm"/>
          <style:tab-stop style:position="24.253cm"/>
          <style:tab-stop style:position="26.453cm"/>
          <style:tab-stop style:position="28.654cm"/>
          <style:tab-stop style:position="30.854cm"/>
          <style:tab-stop style:position="33.057cm"/>
          <style:tab-stop style:position="35.257cm"/>
          <style:tab-stop style:position="37.46cm"/>
          <style:tab-stop style:position="39.659cm"/>
          <style:tab-stop style:position="41.862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5" style:display-name="template~LT~Gliederung 5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6" style:display-name="template~LT~Gliederung 6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7" style:display-name="template~LT~Gliederung 7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8" style:display-name="template~LT~Gliederung 8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9" style:display-name="template~LT~Gliederung 9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Titel" style:display-name="template~LT~Titel" style:family="graphic">
      <style:paragraph-properties fo:margin-left="0cm" fo:margin-right="0cm" fo:margin-top="0cm" fo:margin-bottom="0cm" fo:line-height="85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Untertitel" style:display-name="template~LT~Untertitel" style:family="graphic">
      <style:paragraph-properties fo:margin-left="0cm" fo:margin-right="0cm" fo:margin-top="1.307cm" fo:margin-bottom="0cm" style:line-height-at-least="2.88cm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Notizen" style:display-name="template~LT~Notizen" style:family="graphic">
      <style:paragraph-properties fo:margin-left="0cm" fo:margin-right="0cm" fo:margin-top="0.28cm" fo:margin-bottom="0cm" fo:line-height="10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font-family-asian="Tahoma" style:font-family-generic-asian="swiss" style:font-pitch-asian="variable" style:font-size-asian="12pt" style:font-style-asian="normal" style:font-weight-asian="normal" style:font-family-complex="Tahoma" style:font-family-generic-complex="swiss" style:font-pitch-complex="variable" style:font-size-complex="12pt" style:font-style-complex="normal" style:font-weight-complex="normal"/>
    </style:style>
    <style:style style:name="template_7e_LT_7e_Hintergrundobjekte" style:display-name="template~LT~Hintergrundobjekte" style:family="graphic">
      <style:paragraph-properties style:text-autospace="none"/>
    </style:style>
    <style:style style:name="template_7e_LT_7e_Hintergrund" style:display-name="template~LT~Hintergrund" style:family="graphic">
      <style:paragraph-properties fo:text-align="center" style:text-autospace="none"/>
    </style:style>
  </office:styles>
  <office:automatic-styles>
    <style:page-layout style:name="PM0">
      <style:page-layout-properties fo:margin-top="0cm" fo:margin-bottom="0cm" fo:margin-left="0cm" fo:margin-right="0cm" fo:page-width="2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Alberto Montresor</meta:initial-creator>
    <meta:creation-date>2011-09-26T09:55:02</meta:creation-date>
    <dc:date>2011-09-29T15:12:58</dc:date>
    <dc:creator>Alberto Montresor</dc:creator>
    <meta:editing-duration>PT32M59S</meta:editing-duration>
    <meta:editing-cycles>10</meta:editing-cycles>
    <meta:generator>OpenOffice.org/3.3$Unix OpenOffice.org_project/330m20$Build-9567</meta:generator>
    <meta:document-statistic meta:object-count="16"/>
  </office:meta>
</office:document-meta>
</file>